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, 'Courier New', monospace, 'Heck Nerd Font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66f7" officeooo:paragraph-rsid="000466f7"/>
    </style:style>
    <style:style style:name="P2" style:family="paragraph" style:parent-style-name="Standard">
      <style:text-properties officeooo:rsid="000466f7" officeooo:paragraph-rsid="00086adc"/>
    </style:style>
    <style:style style:name="P3" style:family="paragraph" style:parent-style-name="Standard">
      <style:text-properties officeooo:rsid="00062cbe" officeooo:paragraph-rsid="00062cbe"/>
    </style:style>
    <style:style style:name="P4" style:family="paragraph" style:parent-style-name="Standard">
      <style:text-properties fo:color="#f8f8f2" style:font-name="Cascadia Code" fo:font-size="13.5pt" fo:font-weight="normal" officeooo:rsid="00068b5b" officeooo:paragraph-rsid="00068b5b" fo:background-color="#272822"/>
    </style:style>
    <style:style style:name="P5" style:family="paragraph" style:parent-style-name="Standard">
      <style:paragraph-properties style:line-height-at-least="0.661cm"/>
      <style:text-properties fo:color="#f8f8f2" style:font-name="Cascadia Code" fo:font-size="13.5pt" fo:font-weight="normal" fo:background-color="#272822"/>
    </style:style>
    <style:style style:name="P6" style:family="paragraph" style:parent-style-name="Standard">
      <style:text-properties fo:color="#f8f8f2" style:font-name="Cascadia Code" fo:font-size="13.5pt" fo:font-weight="normal" officeooo:rsid="000f14e6" officeooo:paragraph-rsid="000f14e6" fo:background-color="#272822"/>
    </style:style>
    <style:style style:name="P7" style:family="paragraph" style:parent-style-name="Standard">
      <style:paragraph-properties style:line-height-at-least="0.661cm"/>
      <style:text-properties fo:color="#f8f8f2" style:font-name="Cascadia Code" fo:font-size="13.5pt" fo:font-weight="normal" officeooo:rsid="000f14e6" officeooo:paragraph-rsid="000f14e6" fo:background-color="#272822"/>
    </style:style>
    <style:style style:name="P8" style:family="paragraph" style:parent-style-name="Standard">
      <style:text-properties officeooo:rsid="00062cbe" officeooo:paragraph-rsid="00062cbe" fo:background-color="#fff200"/>
    </style:style>
    <style:style style:name="P9" style:family="paragraph" style:parent-style-name="Standard">
      <style:text-properties officeooo:rsid="00068b5b" officeooo:paragraph-rsid="00068b5b" fo:background-color="#fff200"/>
    </style:style>
    <style:style style:name="P10" style:family="paragraph" style:parent-style-name="Standard">
      <style:text-properties officeooo:rsid="00086adc" officeooo:paragraph-rsid="00086adc" fo:background-color="#fff200"/>
    </style:style>
    <style:style style:name="P11" style:family="paragraph" style:parent-style-name="Standard">
      <style:text-properties officeooo:rsid="000f14e6" officeooo:paragraph-rsid="000f14e6" fo:background-color="#fff200"/>
    </style:style>
    <style:style style:name="P12" style:family="paragraph" style:parent-style-name="Standard">
      <style:text-properties fo:color="#ce181e" style:font-name="Cascadia Code" fo:font-size="13.5pt" fo:font-weight="normal" officeooo:rsid="00062cbe" officeooo:paragraph-rsid="00062cbe" fo:background-color="#fff200"/>
    </style:style>
    <style:style style:name="P13" style:family="paragraph" style:parent-style-name="Standard">
      <style:text-properties fo:color="#ce181e" style:font-name="Cascadia Code" fo:font-size="13.5pt" fo:font-weight="normal" officeooo:rsid="00062cbe" officeooo:paragraph-rsid="00068b5b" fo:background-color="#fff200"/>
    </style:style>
    <style:style style:name="P14" style:family="paragraph" style:parent-style-name="Standard">
      <style:text-properties officeooo:rsid="00086adc" officeooo:paragraph-rsid="00086adc"/>
    </style:style>
    <style:style style:name="P15" style:family="paragraph" style:parent-style-name="Standard">
      <style:text-properties fo:color="#f8f8f2" style:font-name="Cascadia Code" fo:font-size="13.5pt" fo:font-weight="normal" officeooo:rsid="00086adc" officeooo:paragraph-rsid="0011cb65" fo:background-color="#272822"/>
    </style:style>
    <style:style style:name="P16" style:family="paragraph" style:parent-style-name="Standard">
      <style:text-properties officeooo:rsid="000b465c" officeooo:paragraph-rsid="000b465c"/>
    </style:style>
    <style:style style:name="P17" style:family="paragraph" style:parent-style-name="Standard">
      <style:text-properties officeooo:rsid="00133eb4" officeooo:paragraph-rsid="00133eb4"/>
    </style:style>
    <style:style style:name="T1" style:family="text">
      <style:text-properties fo:color="#f92672"/>
    </style:style>
    <style:style style:name="T2" style:family="text">
      <style:text-properties fo:color="#a6e22e"/>
    </style:style>
    <style:style style:name="T3" style:family="text">
      <style:text-properties fo:color="#e6db74"/>
    </style:style>
    <style:style style:name="T4" style:family="text">
      <style:text-properties officeooo:rsid="00068b5b"/>
    </style:style>
    <style:style style:name="T5" style:family="text">
      <style:text-properties style:text-position="super 58%" officeooo:rsid="00068b5b"/>
    </style:style>
    <style:style style:name="T6" style:family="text">
      <style:text-properties fo:color="#66d9ef" fo:font-style="italic"/>
    </style:style>
    <style:style style:name="T7" style:family="text">
      <style:text-properties fo:color="#ae81ff"/>
    </style:style>
    <style:style style:name="T8" style:family="text">
      <style:text-properties officeooo:rsid="000b465c"/>
    </style:style>
    <style:style style:name="T9" style:family="text">
      <style:text-properties officeooo:rsid="0011c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7"/></text:p>
      <text:p text:style-name="P2"/>
      <text:p text:style-name="P14">learn </text:p>
      <text:p text:style-name="P14">ngFor</text:p>
      <text:p text:style-name="P14">ngIf</text:p>
      <text:p text:style-name="P14">ngElse</text:p>
      <text:p text:style-name="P16">ngstyle</text:p>
      <text:p text:style-name="P17">ngswitch</text:p>
      <text:p text:style-name="P2"/>
      <text:p text:style-name="P2"/>
      <text:p text:style-name="P2"/>
      <text:p text:style-name="P2">If u want to create component in angular</text:p>
      <text:p text:style-name="P1">- ng generate component (name)</text:p>
      <text:p text:style-name="P1"/>
      <text:p text:style-name="P1">make array in ts and displya that array using </text:p>
      <text:p text:style-name="P1"/>
      <text:p text:style-name="P1"/>
      <text:p text:style-name="P3">key value with 5 value</text:p>
      <text:p text:style-name="P3"/>
      <text:p text:style-name="P12">&lt;li *ngFor ="let item of ppl3"&gt;{{item}}&lt;/li&gt; --<text:span text:style-name="T4">&gt;for 1</text:span><text:span text:style-name="T5">st</text:span><text:span text:style-name="T4"> array</text:span></text:p>
      <text:p text:style-name="P13">&lt;li *ngFor ="let item of ppl3"&gt;{{item<text:span text:style-name="T4">1</text:span>}}&lt;/li&gt; --<text:span text:style-name="T4">&gt;for 2</text:span><text:span text:style-name="T5">st</text:span><text:span text:style-name="T4"> array</text:span></text:p>
      <text:p text:style-name="P8"><text:s/>to display array of ts in html</text:p>
      <text:p text:style-name="P8"/>
      <text:p text:style-name="P8"/>
      <text:p text:style-name="P9">in each element add 3 key values</text:p>
      <text:p text:style-name="P9"/>
      <text:p text:style-name="P4">ppl3<text:span text:style-name="T1">:</text:span><text:span text:style-name="T6">any</text:span>[]<text:span text:style-name="T1">=</text:span>[{<text:span text:style-name="T3">"name"</text:span>: <text:span text:style-name="T3">"one"</text:span>,<text:span text:style-name="T3">"age"</text:span>:<text:span text:style-name="T7">12</text:span>,<text:span text:style-name="T3">"country"</text:span>:<text:span text:style-name="T3">"IN"</text:span>},{<text:span text:style-name="T3">"name"</text:span>: <text:span text:style-name="T3">"two"</text:span> ,<text:span text:style-name="T3">"age"</text:span>:<text:span text:style-name="T7">12</text:span>,<text:span text:style-name="T3">"country"</text:span>:<text:span text:style-name="T3">"IN"</text:span>}];</text:p>
      <text:p text:style-name="P9"/>
      <text:p text:style-name="P4">&lt;<text:span text:style-name="T1">li</text:span> <text:span text:style-name="T2">*ngFor</text:span> =<text:span text:style-name="T3">"let item of ppl3"</text:span>&gt;{{item.name}} {{item.country}}&lt;/<text:span text:style-name="T1">li</text:span>&gt;</text:p>
      <text:p text:style-name="P9"/>
      <text:p text:style-name="P9"/>
      <text:p text:style-name="P9">for nested array</text:p>
      <text:p text:style-name="P9"/>
      <text:p text:style-name="P10">we use group <text:span text:style-name="T8">instead of </text:span>item <text:s text:c="2"/></text:p>
      <text:p text:style-name="P15">ppl2<text:span text:style-name="T1">:</text:span><text:span text:style-name="T6">any</text:span>[]<text:span text:style-name="T1">=</text:span></text:p>
      <text:p text:style-name="P15">[{<text:span text:style-name="T3">"country"</text:span>: <text:span text:style-name="T3">"US"</text:span>,<text:span text:style-name="T3">"People"</text:span>:</text:p>
      <text:p text:style-name="P15">[{<text:span text:style-name="T3">"name"</text:span>:<text:span text:style-name="T3">"rohan"</text:span>},{<text:span text:style-name="T3">"name"</text:span>:<text:span text:style-name="T3">"ajay"</text:span>}]</text:p>
      <text:p text:style-name="P15">},{<text:span text:style-name="T3">"name"</text:span>: <text:span text:style-name="T3">"two"</text:span> ,<text:span text:style-name="T3">"age"</text:span>:<text:span text:style-name="T7">12</text:span>,<text:span text:style-name="T3">"country"</text:span>:<text:span text:style-name="T3">"IN"</text:span>}];</text:p>
      <text:p text:style-name="P10"/>
      <text:p text:style-name="P9"/>
      <text:p text:style-name="P11">ngStyle</text:p>
      <text:p text:style-name="P11"/>
      <text:p text:style-name="P11">for .ts</text:p>
      <text:p text:style-name="P6">style<text:span text:style-name="T1">=</text:span>{</text:p>
      <text:p text:style-name="P5"><text:span text:style-name="T3">'background'</text:span>:<text:span text:style-name="T3">'red'</text:span>,</text:p>
      <text:p text:style-name="P5"><text:span text:style-name="T3">'border'</text:span>:<text:span text:style-name="T3">'10px solid red'</text:span>,</text:p>
      <text:p text:style-name="P5">}</text:p>
      <text:p text:style-name="P5"/>
      <text:p text:style-name="P7"><text:soft-page-break/>to paste in html</text:p>
      <text:p text:style-name="P7">&lt;<text:span text:style-name="T1">div</text:span> <text:span text:style-name="T2">class</text:span>=<text:span text:style-name="T3">"box"</text:span> <text:span text:style-name="T2">[ngStyle]</text:span>=<text:span text:style-name="T3">"</text:span>style<text:span text:style-name="T3">"</text:span>&gt;class binding&lt;/<text:span text:style-name="T1">div</text:span>&gt;</text:p>
      <text:p text:style-name="P7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, 'Courier New', monospace, 'Heck Nerd Font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00:43.755105602</meta:creation-date>
    <dc:date>2022-02-09T17:04:09.459946221</dc:date>
    <meta:editing-duration>PT7H50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11" meta:character-count="878" meta:non-whitespace-character-count="735"/>
  </office:meta>
</office:document-meta>
</file>